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Standard">
      <style:paragraph-properties fo:padding="0.074cm" fo:border-left="none" fo:border-right="none" fo:border-top="none" fo:border-bottom="0.035cm solid #000000" style:join-border="false"/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rs.blade.php</text:p>
      <text:p text:style-name="P2"/>
      <text:p text:style-name="P2">@extends("layouts/app")</text:p>
      <text:p text:style-name="P2"/>
      <text:p text:style-name="P2">@section("content")</text:p>
      <text:p text:style-name="P2"><text:tab/>&lt;div class="panel-group"&gt;</text:p>
      <text:p text:style-name="P2"><text:tab/><text:tab/>&lt;div class="panel panel-default"&gt;</text:p>
      <text:p text:style-name="P2"><text:tab/><text:tab/><text:tab/>&lt;div class="panel-heading"&gt;&lt;strong&gt;Friend List&lt;/strong&gt;&lt;/div&gt;</text:p>
      <text:p text:style-name="P2"><text:tab/><text:tab/>&lt;/div&gt;</text:p>
      <text:p text:style-name="P2"><text:tab/><text:tab/>&lt;br&gt;</text:p>
      <text:p text:style-name="P2"/>
      <text:p text:style-name="P2"><text:tab/><text:tab/></text:p>
      <text:p text:style-name="P2"/>
      <text:p text:style-name="P2"><text:tab/><text:tab/>&lt;div class="row"&gt;</text:p>
      <text:p text:style-name="P2"><text:tab/><text:tab/><text:tab/>&lt;div class="col-md-6"&gt;</text:p>
      <text:p text:style-name="P2"><text:tab/><text:tab/><text:tab/><text:tab/>&lt;button type="button" class="btn btn-info btn-lg" data-toggle="modal" data-target="#friendrequests"&gt;Friend Request &lt;/button&gt;</text:p>
      <text:p text:style-name="P2"><text:tab/><text:tab/><text:tab/>&lt;/div&gt;</text:p>
      <text:p text:style-name="P2"/>
      <text:p text:style-name="P2"><text:tab/><text:tab/><text:tab/>&lt;div class="col-md-6"&gt;</text:p>
      <text:p text:style-name="P2"><text:tab/><text:tab/><text:tab/><text:tab/>&lt;button type="button" class="btn btn-info btn-lg" data-toggle="modal" data-target="#friendslist"&gt;Friend List &lt;/button&gt;</text:p>
      <text:p text:style-name="P2"><text:tab/><text:tab/><text:tab/>&lt;/div&gt;</text:p>
      <text:p text:style-name="P2"><text:tab/><text:tab/>&lt;/div&gt;</text:p>
      <text:p text:style-name="P2"/>
      <text:p text:style-name="P2"><text:tab/><text:tab/>&lt;br&gt;</text:p>
      <text:p text:style-name="P2"><text:tab/><text:tab/></text:p>
      <text:p text:style-name="P2"><text:tab/>&lt;/div&gt;</text:p>
      <text:p text:style-name="P2"/>
      <text:p text:style-name="P2"><text:tab/>&lt;div id="friendrequests" class="modal fade" role="dialog"&gt;</text:p>
      <text:p text:style-name="P2"><text:tab/><text:tab/>&lt;div class="modal-dialog"&gt;</text:p>
      <text:p text:style-name="P2"><text:tab/><text:tab/><text:tab/>&lt;div class="modal-content"&gt;</text:p>
      <text:p text:style-name="P2"><text:tab/><text:tab/><text:tab/><text:tab/>&lt;div class="modal-header"&gt;</text:p>
      <text:p text:style-name="P2"><text:tab/><text:tab/><text:tab/><text:tab/><text:tab/>&lt;button type="button" class="close" data-dismiss="modal"&gt;&amp;times;&lt;/button&gt;</text:p>
      <text:p text:style-name="P2"><text:tab/><text:tab/><text:tab/><text:tab/><text:tab/>&lt;h4 class="modal-title"&gt;Pending Requests:&lt;/h4&gt;</text:p>
      <text:p text:style-name="P2"><text:tab/><text:tab/><text:tab/><text:tab/>&lt;/div&gt;</text:p>
      <text:p text:style-name="P2"><text:tab/><text:tab/><text:tab/><text:tab/>&lt;div class="modal-body"&gt;</text:p>
      <text:p text:style-name="P2"><text:tab/><text:tab/><text:tab/><text:tab/><text:tab/>@foreach($pending_requests as $pr)</text:p>
      <text:p text:style-name="P2"><text:tab/><text:tab/><text:tab/><text:tab/><text:tab/>&lt;img src="{{$pr-&gt;avatar}}"&gt;{{$pr-&gt;name}}</text:p>
      <text:p text:style-name="P2"><text:tab/><text:tab/><text:tab/><text:tab/><text:tab/>&lt;form method="POST" action='{{url("acceptRequest/$pr-&gt;id")}}'&gt;</text:p>
      <text:p text:style-name="P2"><text:tab/><text:tab/><text:tab/><text:tab/><text:tab/>{{csrf_field()}}</text:p>
      <text:p text:style-name="P2"><text:tab/><text:tab/><text:tab/><text:tab/><text:tab/>&lt;button class="btn btn-success"&gt;Accept&lt;/button&gt;</text:p>
      <text:p text:style-name="P2"><text:tab/><text:tab/><text:tab/><text:tab/><text:tab/>&lt;/form&gt;</text:p>
      <text:p text:style-name="P2"/>
      <text:p text:style-name="P2"><text:tab/><text:tab/><text:tab/><text:tab/><text:tab/>&lt;form method="POST" action='{{url("declineRequest/$pr-&gt;id")}}'&gt;</text:p>
      <text:p text:style-name="P2"><text:tab/><text:tab/><text:tab/><text:tab/><text:tab/><text:tab/>{{csrf_field()}}</text:p>
      <text:p text:style-name="P2"><text:soft-page-break/><text:tab/><text:tab/><text:tab/><text:tab/><text:tab/><text:tab/>&lt;button class="btn btn-danger"&gt;Decline&lt;/button&gt;</text:p>
      <text:p text:style-name="P2"><text:tab/><text:tab/><text:tab/><text:tab/><text:tab/>&lt;/form&gt;</text:p>
      <text:p text:style-name="P2"><text:tab/><text:tab/><text:tab/><text:tab/><text:tab/>@endforeach</text:p>
      <text:p text:style-name="P2"><text:tab/><text:tab/><text:tab/><text:tab/>&lt;/div&gt;</text:p>
      <text:p text:style-name="P2"><text:tab/><text:tab/><text:tab/><text:tab/>&lt;div class="modal-footer"&gt;</text:p>
      <text:p text:style-name="P2"><text:tab/><text:tab/><text:tab/><text:tab/><text:tab/>&lt;button type="button" class="btn btn-default" data-dismiss="modal"&gt;Close&lt;/button&gt;</text:p>
      <text:p text:style-name="P2"><text:tab/><text:tab/><text:tab/><text:tab/>&lt;/div&gt;</text:p>
      <text:p text:style-name="P2"><text:tab/><text:tab/><text:tab/>&lt;/div&gt;</text:p>
      <text:p text:style-name="P2"><text:tab/><text:tab/>&lt;/div&gt;</text:p>
      <text:p text:style-name="P2"><text:tab/>&lt;/div&gt;</text:p>
      <text:p text:style-name="P2"/>
      <text:p text:style-name="P2"><text:tab/>&lt;div id="friendslist" class="modal fade" role="dialog"&gt;</text:p>
      <text:p text:style-name="P2"><text:tab/><text:tab/>&lt;div class="modal-dialog"&gt;</text:p>
      <text:p text:style-name="P2"><text:tab/><text:tab/><text:tab/>&lt;div class="modal-content"&gt;</text:p>
      <text:p text:style-name="P2"><text:tab/><text:tab/><text:tab/><text:tab/>&lt;div class="modal-header"&gt;</text:p>
      <text:p text:style-name="P2"><text:tab/><text:tab/><text:tab/><text:tab/><text:tab/>&lt;button type="button" class="close" data-dismiss="modal"&gt;&amp;times;&lt;/button&gt;</text:p>
      <text:p text:style-name="P2"><text:tab/><text:tab/><text:tab/><text:tab/><text:tab/>&lt;h4 class="modal-title"&gt;Friends:&lt;/h4&gt;</text:p>
      <text:p text:style-name="P2"><text:tab/><text:tab/><text:tab/><text:tab/>&lt;/div&gt;</text:p>
      <text:p text:style-name="P2"><text:tab/><text:tab/><text:tab/><text:tab/>&lt;div class="modal-body"&gt;</text:p>
      <text:p text:style-name="P2"><text:tab/><text:tab/><text:tab/><text:tab/><text:tab/>&lt;div class="row"&gt;</text:p>
      <text:p text:style-name="P2"><text:tab/><text:tab/><text:tab/><text:tab/><text:tab/>@foreach($friends as $f)</text:p>
      <text:p text:style-name="P2"><text:tab/><text:tab/><text:tab/><text:tab/><text:tab/><text:tab/>&lt;div class="col-xs-6"&gt;</text:p>
      <text:p text:style-name="P2"><text:tab/><text:tab/><text:tab/><text:tab/><text:tab/><text:tab/><text:tab/>&lt;img src="{{$f-&gt;avatar}}"&gt;</text:p>
      <text:p text:style-name="P2"><text:tab/><text:tab/><text:tab/><text:tab/><text:tab/><text:tab/><text:tab/>&lt;p&gt;{{$f-&gt;name}}&lt;/p&gt;</text:p>
      <text:p text:style-name="P2"><text:tab/><text:tab/><text:tab/><text:tab/><text:tab/><text:tab/>&lt;/div&gt;</text:p>
      <text:p text:style-name="P2"><text:tab/><text:tab/><text:tab/><text:tab/><text:tab/>@endforeach</text:p>
      <text:p text:style-name="P2"><text:tab/><text:tab/><text:tab/><text:tab/><text:tab/>&lt;/div&gt;</text:p>
      <text:p text:style-name="P2"><text:tab/><text:tab/><text:tab/><text:tab/>&lt;/div&gt;</text:p>
      <text:p text:style-name="P2"/>
      <text:p text:style-name="P2"><text:tab/><text:tab/><text:tab/><text:tab/>&lt;div class="modal-footer"&gt;</text:p>
      <text:p text:style-name="P2"><text:tab/><text:tab/><text:tab/><text:tab/><text:tab/>&lt;button type="button" class="btn btn-default" data-dismiss="modal"&gt;Close&lt;/button&gt;</text:p>
      <text:p text:style-name="P2"><text:tab/><text:tab/><text:tab/><text:tab/>&lt;/div&gt;</text:p>
      <text:p text:style-name="P2"><text:tab/><text:tab/><text:tab/>&lt;/div&gt;</text:p>
      <text:p text:style-name="P2"><text:tab/><text:tab/>&lt;/div&gt;</text:p>
      <text:p text:style-name="P2"><text:tab/>&lt;/div&gt;</text:p>
      <text:p text:style-name="P2"/>
      <text:p text:style-name="P2"><text:tab/></text:p>
      <text:p text:style-name="P2"/>
      <text:p text:style-name="P2"><text:tab/>&lt;div class="container col-md-9 col-sm-12"&gt;</text:p>
      <text:p text:style-name="P2"><text:tab/><text:tab/>&lt;form class="form-horizontal" method="POST" action="{{ url('pages/users') }}"&gt;</text:p>
      <text:p text:style-name="P2"/>
      <text:p text:style-name="P2"><text:tab/><text:tab/><text:tab/>{{ csrf_field() }}</text:p>
      <text:p text:style-name="P2"><text:tab/><text:tab/><text:tab/>&lt;div class="container-fluid img-thumbnail"&gt;</text:p>
      <text:p text:style-name="P2"><text:tab/><text:tab/><text:tab/><text:tab/>@foreach($list as $list)</text:p>
      <text:p text:style-name="P2"><text:tab/><text:tab/><text:tab/><text:tab/><text:tab/>&lt;div class="flist col-md-3 col-sm-3 col-xs-6"&gt;</text:p>
      <text:p text:style-name="P2"><text:tab/><text:tab/><text:tab/><text:tab/><text:tab/><text:tab/>&lt;img class="img-responsive" src="{{ $list-&gt;avatar }}"&gt;<text:tab/><text:tab/></text:p>
      <text:p text:style-name="P2"><text:soft-page-break/><text:tab/><text:tab/><text:tab/><text:tab/><text:tab/><text:tab/>&lt;a href='{{ url("/users/profile/$list-&gt;id") }}'&gt;{{ $list-&gt;name }}&lt;/a&gt;</text:p>
      <text:p text:style-name="P2"><text:tab/><text:tab/><text:tab/><text:tab/><text:tab/>&lt;/div&gt;</text:p>
      <text:p text:style-name="P2"><text:tab/><text:tab/><text:tab/><text:tab/>@endforeach</text:p>
      <text:p text:style-name="P2"><text:tab/><text:tab/><text:tab/>&lt;/div&gt;</text:p>
      <text:p text:style-name="P2"><text:tab/><text:tab/>&lt;/form&gt;</text:p>
      <text:p text:style-name="P2"><text:tab/>&lt;/div&gt;</text:p>
      <text:p text:style-name="P2"/>
      <text:p text:style-name="P2">{{-- <text:tab/>&lt;div class="col-md-3 col-sm-12"&gt;</text:p>
      <text:p text:style-name="P2"><text:tab/><text:tab/>&lt;h3&gt;Friend Request&lt;/h3&gt;</text:p>
      <text:p text:style-name="P2"><text:tab/><text:tab/>&lt;h5&gt;Pending:&lt;/h5&gt;</text:p>
      <text:p text:style-name="P2"><text:tab/><text:tab/>&lt;input type="text" name="pendingReq" value=""&gt;</text:p>
      <text:p text:style-name="P2"><text:tab/>&lt;/div&gt; --}}</text:p>
      <text:p text:style-name="P2"/>
      <text:p text:style-name="P2">@endsection</text:p>
      <text:p text:style-name="P3"/>
      <text:p text:style-name="P2"/>
      <text:p text:style-name="P1">profile.blade.php</text:p>
      <text:p text:style-name="P1"/>
      <text:p text:style-name="P2">@extends("layouts/app")</text:p>
      <text:p text:style-name="P2"/>
      <text:p text:style-name="P2">@section("content")</text:p>
      <text:p text:style-name="P2"><text:tab/>&lt;div class="panel-group"&gt;</text:p>
      <text:p text:style-name="P2"><text:tab/><text:tab/>&lt;div class="panel panel-default"&gt;</text:p>
      <text:p text:style-name="P2"><text:tab/><text:tab/><text:tab/>&lt;div class="panel-heading"&gt;&lt;strong&gt;Profile Page&lt;/strong&gt;&lt;/div&gt;</text:p>
      <text:p text:style-name="P2"><text:tab/><text:tab/>&lt;/div&gt;</text:p>
      <text:p text:style-name="P2"><text:tab/>&lt;/div&gt;</text:p>
      <text:p text:style-name="P2"/>
      <text:p text:style-name="P2"><text:tab/>&lt;div class="container"&gt;</text:p>
      <text:p text:style-name="P2"><text:tab/><text:tab/>&lt;div class="container-fluid img-thumbnail"&gt;<text:tab/><text:tab/><text:tab/></text:p>
      <text:p text:style-name="P2"><text:tab/><text:tab/><text:tab/><text:tab/>&lt;div&gt;</text:p>
      <text:p text:style-name="P2"><text:tab/><text:tab/><text:tab/><text:tab/><text:tab/>&lt;img class="img-responsive" src='{{ $prof["avatar"] }}'&gt;<text:tab/><text:tab/></text:p>
      <text:p text:style-name="P2"><text:tab/><text:tab/><text:tab/><text:tab/><text:tab/>&lt;p&gt;Name: {{ $prof["name"] }}&lt;/p&gt;</text:p>
      <text:p text:style-name="P2"><text:tab/><text:tab/><text:tab/><text:tab/><text:tab/>&lt;p&gt;Email: {{ $prof["email"] }}&lt;/p&gt;</text:p>
      <text:p text:style-name="P2"/>
      <text:p text:style-name="P2"><text:tab/><text:tab/><text:tab/><text:tab/><text:tab/>&lt;form method="POST" action='{{url("addFriend/$user-&gt;id")}}'&gt;</text:p>
      <text:p text:style-name="P2"><text:tab/><text:tab/><text:tab/><text:tab/><text:tab/>{{ csrf_field() }}</text:p>
      <text:p text:style-name="P2"><text:tab/><text:tab/><text:tab/><text:tab/><text:tab/><text:tab/>&lt;button class="btn btn-default"&gt;&lt;a href=""&gt;&lt;/a&gt;Add as Friend&lt;/button&gt;</text:p>
      <text:p text:style-name="P2"><text:tab/><text:tab/><text:tab/><text:tab/><text:tab/>&lt;/form&gt;</text:p>
      <text:p text:style-name="P2"><text:tab/><text:tab/><text:tab/><text:tab/>&lt;/div&gt;</text:p>
      <text:p text:style-name="P2"><text:tab/><text:tab/><text:tab/></text:p>
      <text:p text:style-name="P2"><text:tab/><text:tab/>&lt;/div&gt;</text:p>
      <text:p text:style-name="P2"><text:tab/>&lt;/div&gt;</text:p>
      <text:p text:style-name="P2"/>
      <text:p text:style-name="P2">@endsection</text:p>
      <text:p text:style-name="P3"/>
      <text:p text:style-name="P2"/>
      <text:p text:style-name="P1"><text:soft-page-break/>user.php (Model)</text:p>
      <text:p text:style-name="P1"/>
      <text:p text:style-name="P2">&lt;?php</text:p>
      <text:p text:style-name="P2"/>
      <text:p text:style-name="P2">namespace App;</text:p>
      <text:p text:style-name="P2"/>
      <text:p text:style-name="P2">use Illuminate\Notifications\Notifiable;</text:p>
      <text:p text:style-name="P2">use Illuminate\Foundation\Auth\User as Authenticatable;</text:p>
      <text:p text:style-name="P2"/>
      <text:p text:style-name="P2"/>
      <text:p text:style-name="P2">class User extends Authenticatable</text:p>
      <text:p text:style-name="P2">{</text:p>
      <text:p text:style-name="P2"><text:s text:c="4"/>use Notifiable;</text:p>
      <text:p text:style-name="P2"/>
      <text:p text:style-name="P2"><text:s text:c="4"/>/**</text:p>
      <text:p text:style-name="P2"><text:s text:c="5"/>* The attributes that are mass assignable.</text:p>
      <text:p text:style-name="P2"><text:s text:c="5"/>*</text:p>
      <text:p text:style-name="P2"><text:s text:c="5"/>* @var array</text:p>
      <text:p text:style-name="P2"><text:s text:c="5"/>*/</text:p>
      <text:p text:style-name="P2"><text:s text:c="4"/>protected $fillable = [</text:p>
      <text:p text:style-name="P2"><text:s text:c="8"/>'name', 'email', 'password','avatar'</text:p>
      <text:p text:style-name="P2"><text:s text:c="4"/>];</text:p>
      <text:p text:style-name="P2"/>
      <text:p text:style-name="P2"><text:s text:c="4"/>/**</text:p>
      <text:p text:style-name="P2"><text:s text:c="5"/>* The attributes that should be hidden for arrays.</text:p>
      <text:p text:style-name="P2"><text:s text:c="5"/>*</text:p>
      <text:p text:style-name="P2"><text:s text:c="5"/>* @var array</text:p>
      <text:p text:style-name="P2"><text:s text:c="5"/>*/</text:p>
      <text:p text:style-name="P2"><text:s text:c="4"/>protected $hidden = [</text:p>
      <text:p text:style-name="P2"><text:s text:c="8"/>'password', 'remember_token',</text:p>
      <text:p text:style-name="P2"><text:s text:c="4"/>];</text:p>
      <text:p text:style-name="P2"/>
      <text:p text:style-name="P2"/>
      <text:p text:style-name="P2"/>
      <text:p text:style-name="P2"><text:s text:c="4"/>function myrequest(){</text:p>
      <text:p text:style-name="P2"><text:s text:c="8"/>return $this-&gt;belongsToMany('App\User','friend_requests','from','to');</text:p>
      <text:p text:style-name="P2"><text:s text:c="4"/>} <text:s text:c="3"/></text:p>
      <text:p text:style-name="P2"/>
      <text:p text:style-name="P2"><text:s text:c="4"/>function theirrequest(){</text:p>
      <text:p text:style-name="P2"><text:s text:c="8"/>return $this-&gt;belongsToMany('App\User','friend_requests','to','from');</text:p>
      <text:p text:style-name="P2"><text:s text:c="4"/>}</text:p>
      <text:p text:style-name="P2"/>
      <text:p text:style-name="P2"><text:s text:c="4"/>function pendingRequest(){</text:p>
      <text:p text:style-name="P2"><text:s text:c="8"/>return $this-&gt;theirrequest()-&gt;wherePivot('status',0)-&gt;get();</text:p>
      <text:p text:style-name="P2"><text:s text:c="4"/>}</text:p>
      <text:p text:style-name="P2"/>
      <text:p text:style-name="P2"><text:s text:c="4"/>function friends(){</text:p>
      <text:p text:style-name="P2"><text:s text:c="8"/>return $this-&gt;theirrequest()-&gt;wherePivot('status',1)-&gt;get()-&gt;merge($this-&gt;myrequest()-&gt;wherePivot('status',1)-&gt;get());</text:p>
      <text:p text:style-name="P2"><text:soft-page-break/><text:s text:c="4"/>}</text:p>
      <text:p text:style-name="P2"/>
      <text:p text:style-name="P2"><text:s text:c="4"/>function addFriend($id) {</text:p>
      <text:p text:style-name="P2"><text:s text:c="8"/>$this-&gt;myrequest()-&gt;attach($id);</text:p>
      <text:p text:style-name="P2"><text:s text:c="4"/>}</text:p>
      <text:p text:style-name="P2"/>
      <text:p text:style-name="P2"><text:s text:c="4"/>function acceptRequest($id){</text:p>
      <text:p text:style-name="P2"><text:s text:c="8"/>$this-&gt;theirrequest()-&gt;where('from',$id)-&gt;first()-&gt;pivot-&gt;update(['status'=&gt;1,</text:p>
      <text:p text:style-name="P2"><text:s text:c="8"/>]);</text:p>
      <text:p text:style-name="P2"><text:s text:c="4"/>}</text:p>
      <text:p text:style-name="P2"/>
      <text:p text:style-name="P2"><text:s text:c="4"/>function declinerequest($id){</text:p>
      <text:p text:style-name="P2"><text:s text:c="8"/>$this-&gt;theirrequest()-&gt;detach($id);</text:p>
      <text:p text:style-name="P2"><text:s text:c="4"/>}</text:p>
      <text:p text:style-name="P2"/>
      <text:p text:style-name="P2">}</text:p>
      <text:p text:style-name="P3"/>
      <text:p text:style-name="P2"/>
      <text:p text:style-name="P1">web.php (Route)</text:p>
      <text:p text:style-name="P1"/>
      <text:p text:style-name="P2">&lt;?php</text:p>
      <text:p text:style-name="P2"/>
      <text:p text:style-name="P2">/*</text:p>
      <text:p text:style-name="P2">|--------------------------------------------------------------------------</text:p>
      <text:p text:style-name="P2">| Web Routes</text:p>
      <text:p text:style-name="P2">|--------------------------------------------------------------------------</text:p>
      <text:p text:style-name="P2">|</text:p>
      <text:p text:style-name="P2">| Here is where you can register web routes for your application. These</text:p>
      <text:p text:style-name="P2">| routes are loaded by the RouteServiceProvider within a group which</text:p>
      <text:p text:style-name="P2">| contains the "web" middleware group. Now create something great!</text:p>
      <text:p text:style-name="P2">|</text:p>
      <text:p text:style-name="P2">*/</text:p>
      <text:p text:style-name="P2"/>
      <text:p text:style-name="P2">// Route::get('/', function () {</text:p>
      <text:p text:style-name="P2">// <text:s text:c="4"/>return view('welcome');</text:p>
      <text:p text:style-name="P2">// });</text:p>
      <text:p text:style-name="P2">use App\User;</text:p>
      <text:p text:style-name="P2"/>
      <text:p text:style-name="P2">Route::get('/users',function(){</text:p>
      <text:p text:style-name="P2"><text:tab/>$users=User::all();</text:p>
      <text:p text:style-name="P2"><text:tab/>$connections=Auth::user()-&gt;myrequest-&gt;merge(Auth::user()-&gt;theirrequest);</text:p>
      <text:p text:style-name="P2"/>
      <text:p text:style-name="P2"><text:tab/>$pending_requests=Auth::user()-&gt;pendingRequest();</text:p>
      <text:p text:style-name="P2"/>
      <text:p text:style-name="P2"><text:tab/>$friends=Auth::user()-&gt;friends();</text:p>
      <text:p text:style-name="P2"/>
      <text:p text:style-name="P2"><text:tab/>return view('pages/users',compact('users','connections','pending_requests','friends'));</text:p>
      <text:p text:style-name="P2">});</text:p>
      <text:p text:style-name="P2"><text:soft-page-break/></text:p>
      <text:p text:style-name="P2">Route::post('acceptRequest/{id}',function($id){</text:p>
      <text:p text:style-name="P2"><text:tab/>Auth::user()-&gt;acceptRequest($id);</text:p>
      <text:p text:style-name="P2"><text:tab/>Session::flash('message','Friend Added');</text:p>
      <text:p text:style-name="P2"><text:tab/>return redirect('/');</text:p>
      <text:p text:style-name="P2">});</text:p>
      <text:p text:style-name="P2"/>
      <text:p text:style-name="P2">Route::post('declinerequest/{id}', function($id){</text:p>
      <text:p text:style-name="P2"><text:tab/>Auth::user()-&gt;declinerequest($id);</text:p>
      <text:p text:style-name="P2"/>
      <text:p text:style-name="P2"><text:tab/>return redirect('/');</text:p>
      <text:p text:style-name="P2">});</text:p>
      <text:p text:style-name="P2"/>
      <text:p text:style-name="P2"/>
      <text:p text:style-name="P2"/>
      <text:p text:style-name="P2"/>
      <text:p text:style-name="P2">Route::get('/users', 'UserController@showUser');</text:p>
      <text:p text:style-name="P2"/>
      <text:p text:style-name="P2">Route::get('/users/profile/{id}', 'UserController@showProfile');</text:p>
      <text:p text:style-name="P2"/>
      <text:p text:style-name="P2">Route::post('addFriend/{id}',function($id){</text:p>
      <text:p text:style-name="P2"><text:tab/>$user = User::find($id);</text:p>
      <text:p text:style-name="P2"><text:tab/>Auth::user()-&gt;addFriend($user);</text:p>
      <text:p text:style-name="P2"/>
      <text:p text:style-name="P2"><text:tab/>return redirect('/users');</text:p>
      <text:p text:style-name="P2">});</text:p>
      <text:p text:style-name="P2"/>
      <text:p text:style-name="P2"/>
      <text:p text:style-name="P2"/>
      <text:p text:style-name="P2"/>
      <text:p text:style-name="P2"/>
      <text:p text:style-name="P2"/>
      <text:p text:style-name="P2">Auth::routes();</text:p>
      <text:p text:style-name="P2"/>
      <text:p text:style-name="P2">Route::get('/home', <text:a xlink:type="simple" xlink:href="mailto:'HomeController@index" text:style-name="Internet_20_link" text:visited-style-name="Visited_20_Internet_20_Link">'HomeController@index</text:a>')-&gt;name('home');</text:p>
      <text:p text:style-name="P2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P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PH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7-20T13:17:16.40</meta:creation-date>
    <meta:document-statistic meta:table-count="0" meta:image-count="0" meta:object-count="0" meta:page-count="6" meta:paragraph-count="200" meta:word-count="436" meta:character-count="5943"/>
    <dc:date>2017-07-20T13:23:26.08</dc:date>
    <meta:editing-duration>PT6M11S</meta:editing-duration>
    <meta:editing-cycles>1</meta:editing-cycles>
    <meta:generator>OpenOffice/4.1.2$Win32 OpenOffice.org_project/412m3$Build-9782</meta:generator>
  </office:meta>
</office:document-meta>
</file>